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3"/>
          <table:table-cell office:value-type="string" calcext:value-type="string">
            <text:p>IL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string" calcext:value-type="string">
            <text:p>1mw2s8wt</text:p>
          </table:table-cell>
          <table:table-cell office:value-type="float" office:value="901.495500783" calcext:value-type="float">
            <text:p>901.495500783</text:p>
          </table:table-cell>
          <table:table-cell office:value-type="float" office:value="212012745.436" calcext:value-type="float">
            <text:p>212012745.436</text:p>
          </table:table-cell>
          <table:table-cell/>
          <table:table-cell table:formula="of:=192/[.C4]*1000000000" office:value-type="float" office:value="905.605932346925" calcext:value-type="float">
            <text:p>905.605932346925</text:p>
          </table:table-cell>
          <table:table-cell table:formula="of:=192/[.B4]*1000" office:value-type="float" office:value="212.979432324662" calcext:value-type="float">
            <text:p>212.979432324662</text:p>
          </table:table-cell>
          <table:table-cell/>
          <table:table-cell table:formula="of:=[.E4]-[.B4]" office:value-type="float" office:value="4.11043156392475" calcext:value-type="float">
            <text:p>4.11043156392475</text:p>
          </table:table-cell>
          <table:table-cell table:formula="of:=[.F4]-[.C4]/1000000" office:value-type="float" office:value="0.966686888661741" calcext:value-type="float">
            <text:p>0.966686888661741</text:p>
          </table:table-cell>
        </table:table-row>
        <table:table-row table:style-name="ro1">
          <table:table-cell office:value-type="string" calcext:value-type="string">
            <text:p>1mw2s32wt</text:p>
          </table:table-cell>
          <table:table-cell office:value-type="float" office:value="1065.4213615" calcext:value-type="float">
            <text:p>1065.4213615</text:p>
          </table:table-cell>
          <table:table-cell office:value-type="float" office:value="179103368.031" calcext:value-type="float">
            <text:p>179103368.031</text:p>
          </table:table-cell>
          <table:table-cell/>
          <table:table-cell table:formula="of:=192/[.C5]*1000000000" office:value-type="float" office:value="1072.00664125293" calcext:value-type="float">
            <text:p>1072.00664125293</text:p>
          </table:table-cell>
          <table:table-cell table:formula="of:=192/[.B5]*1000" office:value-type="float" office:value="180.210390872663" calcext:value-type="float">
            <text:p>180.210390872663</text:p>
          </table:table-cell>
          <table:table-cell/>
          <table:table-cell table:formula="of:=[.E5]-[.B5]" office:value-type="float" office:value="6.58527975293168" calcext:value-type="float">
            <text:p>6.58527975293168</text:p>
          </table:table-cell>
          <table:table-cell table:formula="of:=[.F5]-[.C5]/1000000" office:value-type="float" office:value="1.10702284166319" calcext:value-type="float">
            <text:p>1.10702284166319</text:p>
          </table:table-cell>
        </table:table-row>
        <table:table-row table:style-name="ro1">
          <table:table-cell office:value-type="string" calcext:value-type="string">
            <text:p>2mws2s8wt</text:p>
          </table:table-cell>
          <table:table-cell office:value-type="float" office:value="1031.09389671" calcext:value-type="float">
            <text:p>1031.09389671</text:p>
          </table:table-cell>
          <table:table-cell office:value-type="float" office:value="186788719.953" calcext:value-type="float">
            <text:p>186788719.953</text:p>
          </table:table-cell>
          <table:table-cell/>
          <table:table-cell table:formula="of:=192/[.C6]*1000000000" office:value-type="float" office:value="1027.8993295115" calcext:value-type="float">
            <text:p>1027.8993295115</text:p>
          </table:table-cell>
          <table:table-cell table:formula="of:=192/[.B6]*1000" office:value-type="float" office:value="186.210005327964" calcext:value-type="float">
            <text:p>186.210005327964</text:p>
          </table:table-cell>
          <table:table-cell/>
          <table:table-cell table:formula="of:=[.E6]-[.B6]" office:value-type="float" office:value="-3.19456719850041" calcext:value-type="float">
            <text:p>-3.19456719850041</text:p>
          </table:table-cell>
          <table:table-cell table:formula="of:=[.F6]-[.C6]/1000000" office:value-type="float" office:value="-0.57871462503627" calcext:value-type="float">
            <text:p>-0.57871462503627</text:p>
          </table:table-cell>
        </table:table-row>
        <table:table-row table:style-name="ro1">
          <table:table-cell office:value-type="string" calcext:value-type="string">
            <text:p>2mws2s32wt</text:p>
          </table:table-cell>
          <table:table-cell office:value-type="float" office:value="1072.0657277" calcext:value-type="float">
            <text:p>1072.0657277</text:p>
          </table:table-cell>
          <table:table-cell office:value-type="float" office:value="180279352.739" calcext:value-type="float">
            <text:p>180279352.739</text:p>
          </table:table-cell>
          <table:table-cell/>
          <table:table-cell table:formula="of:=192/[.C7]*1000000000" office:value-type="float" office:value="1065.01380819782" calcext:value-type="float">
            <text:p>1065.01380819782</text:p>
          </table:table-cell>
          <table:table-cell table:formula="of:=192/[.B7]*1000" office:value-type="float" office:value="179.093496824971" calcext:value-type="float">
            <text:p>179.093496824971</text:p>
          </table:table-cell>
          <table:table-cell/>
          <table:table-cell table:formula="of:=[.E7]-[.B7]" office:value-type="float" office:value="-7.0519195021825" calcext:value-type="float">
            <text:p>-7.0519195021825</text:p>
          </table:table-cell>
          <table:table-cell table:formula="of:=[.F7]-[.C7]/1000000" office:value-type="float" office:value="-1.18585591402916" calcext:value-type="float">
            <text:p>-1.18585591402916</text:p>
          </table:table-cell>
        </table:table-row>
        <table:table-row table:style-name="ro1">
          <table:table-cell office:value-type="string" calcext:value-type="string">
            <text:p>1mw3s8wt</text:p>
          </table:table-cell>
          <table:table-cell office:value-type="float" office:value="888.920318206" calcext:value-type="float">
            <text:p>888.920318206</text:p>
          </table:table-cell>
          <table:table-cell office:value-type="float" office:value="215151411.579" calcext:value-type="float">
            <text:p>215151411.579</text:p>
          </table:table-cell>
          <table:table-cell/>
          <table:table-cell table:formula="of:=192/[.C8]*1000000000" office:value-type="float" office:value="892.39479579013" calcext:value-type="float">
            <text:p>892.39479579013</text:p>
          </table:table-cell>
          <table:table-cell table:formula="of:=192/[.B8]*1000" office:value-type="float" office:value="215.992362945973" calcext:value-type="float">
            <text:p>215.992362945973</text:p>
          </table:table-cell>
          <table:table-cell/>
          <table:table-cell table:formula="of:=[.E8]-[.B8]" office:value-type="float" office:value="3.47447758413034" calcext:value-type="float">
            <text:p>3.47447758413034</text:p>
          </table:table-cell>
          <table:table-cell table:formula="of:=[.F8]-[.C8]/1000000" office:value-type="float" office:value="0.840951366972803" calcext:value-type="float">
            <text:p>0.840951366972803</text:p>
          </table:table-cell>
        </table:table-row>
        <table:table-row table:style-name="ro1">
          <table:table-cell office:value-type="string" calcext:value-type="string">
            <text:p>1mw3s32wt</text:p>
          </table:table-cell>
          <table:table-cell office:value-type="float" office:value="1084.17709964" calcext:value-type="float">
            <text:p>1084.17709964</text:p>
          </table:table-cell>
          <table:table-cell office:value-type="float" office:value="176027888.026" calcext:value-type="float">
            <text:p>176027888.026</text:p>
          </table:table-cell>
          <table:table-cell/>
          <table:table-cell table:formula="of:=192/[.C9]*1000000000" office:value-type="float" office:value="1090.73625862989" calcext:value-type="float">
            <text:p>1090.73625862989</text:p>
          </table:table-cell>
          <table:table-cell table:formula="of:=192/[.B9]*1000" office:value-type="float" office:value="177.092838488983" calcext:value-type="float">
            <text:p>177.092838488983</text:p>
          </table:table-cell>
          <table:table-cell/>
          <table:table-cell table:formula="of:=[.E9]-[.B9]" office:value-type="float" office:value="6.55915898988724" calcext:value-type="float">
            <text:p>6.55915898988724</text:p>
          </table:table-cell>
          <table:table-cell table:formula="of:=[.F9]-[.C9]/1000000" office:value-type="float" office:value="1.06495046298249" calcext:value-type="float">
            <text:p>1.06495046298249</text:p>
          </table:table-cell>
        </table:table-row>
        <table:table-row table:style-name="ro1">
          <table:table-cell office:value-type="string" calcext:value-type="string">
            <text:p>2mws3s8wt</text:p>
          </table:table-cell>
          <table:table-cell office:value-type="float" office:value="1015.76010694" calcext:value-type="float">
            <text:p>1015.76010694</text:p>
          </table:table-cell>
          <table:table-cell office:value-type="float" office:value="188543685.567" calcext:value-type="float">
            <text:p>188543685.567</text:p>
          </table:table-cell>
          <table:table-cell/>
          <table:table-cell table:formula="of:=192/[.C10]*1000000000" office:value-type="float" office:value="1018.331637162" calcext:value-type="float">
            <text:p>1018.331637162</text:p>
          </table:table-cell>
          <table:table-cell table:formula="of:=192/[.B10]*1000" office:value-type="float" office:value="189.021008689152" calcext:value-type="float">
            <text:p>189.021008689152</text:p>
          </table:table-cell>
          <table:table-cell/>
          <table:table-cell table:formula="of:=[.E10]-[.B10]" office:value-type="float" office:value="2.57153022199748" calcext:value-type="float">
            <text:p>2.57153022199748</text:p>
          </table:table-cell>
          <table:table-cell table:formula="of:=[.F10]-[.C10]/1000000" office:value-type="float" office:value="0.477323122152257" calcext:value-type="float">
            <text:p>0.477323122152257</text:p>
          </table:table-cell>
        </table:table-row>
        <table:table-row table:style-name="ro1">
          <table:table-cell office:value-type="string" calcext:value-type="string">
            <text:p>2mws3s32wt</text:p>
          </table:table-cell>
          <table:table-cell office:value-type="float" office:value="1076.42253521" calcext:value-type="float">
            <text:p>1076.42253521</text:p>
          </table:table-cell>
          <table:table-cell office:value-type="float" office:value="179503409.904" calcext:value-type="float">
            <text:p>179503409.904</text:p>
          </table:table-cell>
          <table:table-cell/>
          <table:table-cell table:formula="of:=192/[.C11]*1000000000" office:value-type="float" office:value="1069.61756382613" calcext:value-type="float">
            <text:p>1069.61756382613</text:p>
          </table:table-cell>
          <table:table-cell table:formula="of:=192/[.B11]*1000" office:value-type="float" office:value="178.368618009788" calcext:value-type="float">
            <text:p>178.368618009788</text:p>
          </table:table-cell>
          <table:table-cell/>
          <table:table-cell table:formula="of:=[.E11]-[.B11]" office:value-type="float" office:value="-6.80497138386841" calcext:value-type="float">
            <text:p>-6.80497138386841</text:p>
          </table:table-cell>
          <table:table-cell table:formula="of:=[.F11]-[.C11]/1000000" office:value-type="float" office:value="-1.13479189421207" calcext:value-type="float">
            <text:p>-1.134791894212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w2s8wt</text:p>
          </table:table-cell>
          <table:table-cell office:value-type="float" office:value="1393.60354721" calcext:value-type="float">
            <text:p>1393.60354721</text:p>
          </table:table-cell>
          <table:table-cell office:value-type="float" office:value="136243868.497" calcext:value-type="float">
            <text:p>136243868.497</text:p>
          </table:table-cell>
          <table:table-cell/>
          <table:table-cell table:formula="of:=192/[.C17]*1000000000" office:value-type="float" office:value="1409.23773024125" calcext:value-type="float">
            <text:p>1409.23773024125</text:p>
          </table:table-cell>
          <table:table-cell table:formula="of:=192/[.B17]*1000" office:value-type="float" office:value="137.77232440631" calcext:value-type="float">
            <text:p>137.77232440631</text:p>
          </table:table-cell>
          <table:table-cell/>
          <table:table-cell table:formula="of:=[.E17]-[.B17]" office:value-type="float" office:value="15.6341830312526" calcext:value-type="float">
            <text:p>15.6341830312526</text:p>
          </table:table-cell>
          <table:table-cell table:formula="of:=[.F17]-[.C17]/1000000" office:value-type="float" office:value="1.52845590930963" calcext:value-type="float">
            <text:p>1.52845590930963</text:p>
          </table:table-cell>
        </table:table-row>
        <table:table-row table:style-name="ro1">
          <table:table-cell office:value-type="string" calcext:value-type="string">
            <text:p>1mw2s32wt</text:p>
          </table:table-cell>
          <table:table-cell office:value-type="float" office:value="1720.66001565" calcext:value-type="float">
            <text:p>1720.66001565</text:p>
          </table:table-cell>
          <table:table-cell office:value-type="float" office:value="109086020.884" calcext:value-type="float">
            <text:p>109086020.884</text:p>
          </table:table-cell>
          <table:table-cell/>
          <table:table-cell table:formula="of:=192/[.C18]*1000000000" office:value-type="float" office:value="1760.07886660537" calcext:value-type="float">
            <text:p>1760.07886660537</text:p>
          </table:table-cell>
          <table:table-cell table:formula="of:=192/[.B18]*1000" office:value-type="float" office:value="111.585088427518" calcext:value-type="float">
            <text:p>111.585088427518</text:p>
          </table:table-cell>
          <table:table-cell/>
          <table:table-cell table:formula="of:=[.E18]-[.B18]" office:value-type="float" office:value="39.4188509553658" calcext:value-type="float">
            <text:p>39.4188509553658</text:p>
          </table:table-cell>
          <table:table-cell table:formula="of:=[.F18]-[.C18]/1000000" office:value-type="float" office:value="2.49906754351812" calcext:value-type="float">
            <text:p>2.49906754351812</text:p>
          </table:table-cell>
        </table:table-row>
        <table:table-row table:style-name="ro1">
          <table:table-cell office:value-type="string" calcext:value-type="string">
            <text:p>2mws2s8wt</text:p>
          </table:table-cell>
          <table:table-cell office:value-type="float" office:value="1678.26473657" calcext:value-type="float">
            <text:p>1678.26473657</text:p>
          </table:table-cell>
          <table:table-cell office:value-type="float" office:value="113374082.387" calcext:value-type="float">
            <text:p>113374082.387</text:p>
          </table:table-cell>
          <table:table-cell/>
          <table:table-cell table:formula="of:=192/[.C19]*1000000000" office:value-type="float" office:value="1693.50874518757" calcext:value-type="float">
            <text:p>1693.50874518757</text:p>
          </table:table-cell>
          <table:table-cell table:formula="of:=192/[.B19]*1000" office:value-type="float" office:value="114.40388147129" calcext:value-type="float">
            <text:p>114.40388147129</text:p>
          </table:table-cell>
          <table:table-cell/>
          <table:table-cell table:formula="of:=[.E19]-[.B19]" office:value-type="float" office:value="15.2440086175654" calcext:value-type="float">
            <text:p>15.2440086175654</text:p>
          </table:table-cell>
          <table:table-cell table:formula="of:=[.F19]-[.C19]/1000000" office:value-type="float" office:value="1.02979908428999" calcext:value-type="float">
            <text:p>1.02979908428999</text:p>
          </table:table-cell>
        </table:table-row>
        <table:table-row table:style-name="ro2">
          <table:table-cell office:value-type="string" calcext:value-type="string">
            <text:p>2mws2s32wt</text:p>
          </table:table-cell>
          <table:table-cell office:value-type="float" office:value="1773.31924883" calcext:value-type="float">
            <text:p>1773.31924883</text:p>
          </table:table-cell>
          <table:table-cell office:value-type="float" office:value="107755836.998" calcext:value-type="float">
            <text:p>107755836.998</text:p>
          </table:table-cell>
          <table:table-cell/>
          <table:table-cell table:formula="of:=192/[.C20]*1000000000" office:value-type="float" office:value="1781.80602878676" calcext:value-type="float">
            <text:p>1781.80602878676</text:p>
          </table:table-cell>
          <table:table-cell table:formula="of:=192/[.B20]*1000" office:value-type="float" office:value="108.271536626401" calcext:value-type="float">
            <text:p>108.271536626401</text:p>
          </table:table-cell>
          <table:table-cell/>
          <table:table-cell table:formula="of:=[.E20]-[.B20]" office:value-type="float" office:value="8.48677995676167" calcext:value-type="float">
            <text:p>8.48677995676167</text:p>
          </table:table-cell>
          <table:table-cell table:formula="of:=[.F20]-[.C20]/1000000" office:value-type="float" office:value="0.515699628401421" calcext:value-type="float">
            <text:p>0.515699628401421</text:p>
          </table:table-cell>
        </table:table-row>
        <table:table-row table:style-name="ro1">
          <table:table-cell office:value-type="string" calcext:value-type="string">
            <text:p>1mw3s8wt</text:p>
          </table:table-cell>
          <table:table-cell office:value-type="float" office:value="1953.31018519" calcext:value-type="float">
            <text:p>1953.31018519</text:p>
          </table:table-cell>
          <table:table-cell office:value-type="float" office:value="96341096.5926" calcext:value-type="float">
            <text:p>96341096.5926</text:p>
          </table:table-cell>
          <table:table-cell/>
          <table:table-cell table:formula="of:=192/[.C21]*1000000000" office:value-type="float" office:value="1992.91898048364" calcext:value-type="float">
            <text:p>1992.91898048364</text:p>
          </table:table-cell>
          <table:table-cell table:formula="of:=192/[.B21]*1000" office:value-type="float" office:value="98.2946802078565" calcext:value-type="float">
            <text:p>98.2946802078565</text:p>
          </table:table-cell>
          <table:table-cell/>
          <table:table-cell table:formula="of:=[.E21]-[.B21]" office:value-type="float" office:value="39.6087952936368" calcext:value-type="float">
            <text:p>39.6087952936368</text:p>
          </table:table-cell>
          <table:table-cell table:formula="of:=[.F21]-[.C21]/1000000" office:value-type="float" office:value="1.95358361525649" calcext:value-type="float">
            <text:p>1.95358361525649</text:p>
          </table:table-cell>
        </table:table-row>
        <table:table-row table:style-name="ro1">
          <table:table-cell office:value-type="string" calcext:value-type="string">
            <text:p>1mw3s32wt</text:p>
          </table:table-cell>
          <table:table-cell office:value-type="float" office:value="2546.70070423" calcext:value-type="float">
            <text:p>2546.70070423</text:p>
          </table:table-cell>
          <table:table-cell office:value-type="float" office:value="62759546.3658" calcext:value-type="float">
            <text:p>62759546.3658</text:p>
          </table:table-cell>
          <table:table-cell/>
          <table:table-cell table:formula="of:=192/[.C22]*1000000000" office:value-type="float" office:value="3059.2955353901" calcext:value-type="float">
            <text:p>3059.2955353901</text:p>
          </table:table-cell>
          <table:table-cell table:formula="of:=192/[.B22]*1000" office:value-type="float" office:value="75.3916625071385" calcext:value-type="float">
            <text:p>75.3916625071385</text:p>
          </table:table-cell>
          <table:table-cell/>
          <table:table-cell table:formula="of:=[.E22]-[.B22]" office:value-type="float" office:value="512.594831160101" calcext:value-type="float">
            <text:p>512.594831160101</text:p>
          </table:table-cell>
          <table:table-cell table:formula="of:=[.F22]-[.C22]/1000000" office:value-type="float" office:value="12.6321161413385" calcext:value-type="float">
            <text:p>12.6321161413385</text:p>
          </table:table-cell>
        </table:table-row>
        <table:table-row table:style-name="ro1">
          <table:table-cell office:value-type="string" calcext:value-type="string">
            <text:p>2mws3s8wt</text:p>
          </table:table-cell>
          <table:table-cell office:value-type="float" office:value="2389.56279343" calcext:value-type="float">
            <text:p>2389.56279343</text:p>
          </table:table-cell>
          <table:table-cell office:value-type="float" office:value="78980355.8994" calcext:value-type="float">
            <text:p>78980355.8994</text:p>
          </table:table-cell>
          <table:table-cell/>
          <table:table-cell table:formula="of:=192/[.C23]*1000000000" office:value-type="float" office:value="2430.98423416269" calcext:value-type="float">
            <text:p>2430.98423416269</text:p>
          </table:table-cell>
          <table:table-cell table:formula="of:=192/[.B23]*1000" office:value-type="float" office:value="80.3494264841651" calcext:value-type="float">
            <text:p>80.3494264841651</text:p>
          </table:table-cell>
          <table:table-cell/>
          <table:table-cell table:formula="of:=[.E23]-[.B23]" office:value-type="float" office:value="41.4214407326949" calcext:value-type="float">
            <text:p>41.4214407326949</text:p>
          </table:table-cell>
          <table:table-cell table:formula="of:=[.F23]-[.C23]/1000000" office:value-type="float" office:value="1.36907058476511" calcext:value-type="float">
            <text:p>1.36907058476511</text:p>
          </table:table-cell>
        </table:table-row>
        <table:table-row table:style-name="ro1">
          <table:table-cell office:value-type="string" calcext:value-type="string">
            <text:p>2mws3s32wt</text:p>
          </table:table-cell>
          <table:table-cell office:value-type="float" office:value="2691.10328639" calcext:value-type="float">
            <text:p>2691.10328639</text:p>
          </table:table-cell>
          <table:table-cell office:value-type="float" office:value="69621385.5892" calcext:value-type="float">
            <text:p>69621385.5892</text:p>
          </table:table-cell>
          <table:table-cell/>
          <table:table-cell table:formula="of:=192/[.C24]*1000000000" office:value-type="float" office:value="2757.77332460594" calcext:value-type="float">
            <text:p>2757.77332460594</text:p>
          </table:table-cell>
          <table:table-cell table:formula="of:=192/[.B24]*1000" office:value-type="float" office:value="71.3462024928667" calcext:value-type="float">
            <text:p>71.3462024928667</text:p>
          </table:table-cell>
          <table:table-cell/>
          <table:table-cell table:formula="of:=[.E24]-[.B24]" office:value-type="float" office:value="66.6700382159374" calcext:value-type="float">
            <text:p>66.6700382159374</text:p>
          </table:table-cell>
          <table:table-cell table:formula="of:=[.F24]-[.C24]/1000000" office:value-type="float" office:value="1.72481690366671" calcext:value-type="float">
            <text:p>1.7248169036667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w2s8wt</text:p>
          </table:table-cell>
          <table:table-cell office:value-type="float" office:value="1089.804642671" calcext:value-type="float">
            <text:p>1089.804642671</text:p>
          </table:table-cell>
          <table:table-cell office:value-type="float" office:value="175364277.234" calcext:value-type="float">
            <text:p>175364277.234</text:p>
          </table:table-cell>
          <table:table-cell/>
          <table:table-cell table:formula="of:=192/[.C30]*1000000000" office:value-type="float" office:value="1094.8638059495" calcext:value-type="float">
            <text:p>1094.8638059495</text:p>
          </table:table-cell>
          <table:table-cell table:formula="of:=192/[.B30]*1000" office:value-type="float" office:value="176.178364894306" calcext:value-type="float">
            <text:p>176.178364894306</text:p>
          </table:table-cell>
          <table:table-cell/>
          <table:table-cell table:formula="of:=[.E30]-[.B30]" office:value-type="float" office:value="5.05916327849718" calcext:value-type="float">
            <text:p>5.05916327849718</text:p>
          </table:table-cell>
          <table:table-cell table:formula="of:=[.F30]-[.C30]/1000000" office:value-type="float" office:value="0.814087660305802" calcext:value-type="float">
            <text:p>0.814087660305802</text:p>
          </table:table-cell>
        </table:table-row>
        <table:table-row table:style-name="ro1">
          <table:table-cell office:value-type="string" calcext:value-type="string">
            <text:p>1mw2s32wt</text:p>
          </table:table-cell>
          <table:table-cell office:value-type="float" office:value="1341.018518518" calcext:value-type="float">
            <text:p>1341.018518518</text:p>
          </table:table-cell>
          <table:table-cell office:value-type="float" office:value="141922756.5625" calcext:value-type="float">
            <text:p>141922756.5625</text:p>
          </table:table-cell>
          <table:table-cell/>
          <table:table-cell table:formula="of:=192/[.C31]*1000000000" office:value-type="float" office:value="1352.84858221766" calcext:value-type="float">
            <text:p>1352.84858221766</text:p>
          </table:table-cell>
          <table:table-cell table:formula="of:=192/[.B31]*1000" office:value-type="float" office:value="143.174756611255" calcext:value-type="float">
            <text:p>143.174756611255</text:p>
          </table:table-cell>
          <table:table-cell/>
          <table:table-cell table:formula="of:=[.E31]-[.B31]" office:value-type="float" office:value="11.8300636996585" calcext:value-type="float">
            <text:p>11.8300636996585</text:p>
          </table:table-cell>
          <table:table-cell table:formula="of:=[.F31]-[.C31]/1000000" office:value-type="float" office:value="1.2520000487547" calcext:value-type="float">
            <text:p>1.2520000487547</text:p>
          </table:table-cell>
        </table:table-row>
        <table:table-row table:style-name="ro1">
          <table:table-cell office:value-type="string" calcext:value-type="string">
            <text:p>2mws2s8wt</text:p>
          </table:table-cell>
          <table:table-cell office:value-type="float" office:value="1145.179251435" calcext:value-type="float">
            <text:p>1145.179251435</text:p>
          </table:table-cell>
          <table:table-cell office:value-type="float" office:value="165564244.8845" calcext:value-type="float">
            <text:p>165564244.8845</text:p>
          </table:table-cell>
          <table:table-cell/>
          <table:table-cell table:formula="of:=192/[.C32]*1000000000" office:value-type="float" office:value="1159.6706772887" calcext:value-type="float">
            <text:p>1159.6706772887</text:p>
          </table:table-cell>
          <table:table-cell table:formula="of:=192/[.B32]*1000" office:value-type="float" office:value="167.659342202899" calcext:value-type="float">
            <text:p>167.659342202899</text:p>
          </table:table-cell>
          <table:table-cell/>
          <table:table-cell table:formula="of:=[.E32]-[.B32]" office:value-type="float" office:value="14.4914258536983" calcext:value-type="float">
            <text:p>14.4914258536983</text:p>
          </table:table-cell>
          <table:table-cell table:formula="of:=[.F32]-[.C32]/1000000" office:value-type="float" office:value="2.09509731839867" calcext:value-type="float">
            <text:p>2.09509731839867</text:p>
          </table:table-cell>
        </table:table-row>
        <table:table-row table:style-name="ro1">
          <table:table-cell office:value-type="string" calcext:value-type="string">
            <text:p>2mws2s32wt</text:p>
          </table:table-cell>
          <table:table-cell office:value-type="float" office:value="1327.881064162" calcext:value-type="float">
            <text:p>1327.881064162</text:p>
          </table:table-cell>
          <table:table-cell office:value-type="float" office:value="146704036.7385" calcext:value-type="float">
            <text:p>146704036.7385</text:p>
          </table:table-cell>
          <table:table-cell/>
          <table:table-cell table:formula="of:=192/[.C33]*1000000000" office:value-type="float" office:value="1308.75744300234" calcext:value-type="float">
            <text:p>1308.75744300234</text:p>
          </table:table-cell>
          <table:table-cell table:formula="of:=192/[.B33]*1000" office:value-type="float" office:value="144.591262863717" calcext:value-type="float">
            <text:p>144.591262863717</text:p>
          </table:table-cell>
          <table:table-cell/>
          <table:table-cell table:formula="of:=[.E33]-[.B33]" office:value-type="float" office:value="-19.1236211596643" calcext:value-type="float">
            <text:p>-19.1236211596643</text:p>
          </table:table-cell>
          <table:table-cell table:formula="of:=[.F33]-[.C33]/1000000" office:value-type="float" office:value="-2.11277387478302" calcext:value-type="float">
            <text:p>-2.11277387478302</text:p>
          </table:table-cell>
        </table:table-row>
        <table:table-row table:style-name="ro1">
          <table:table-cell office:value-type="string" calcext:value-type="string">
            <text:p>1mw3s8wt</text:p>
          </table:table-cell>
          <table:table-cell office:value-type="float" office:value="1202.747326552" calcext:value-type="float">
            <text:p>1202.747326552</text:p>
          </table:table-cell>
          <table:table-cell office:value-type="float" office:value="158156679.665" calcext:value-type="float">
            <text:p>158156679.665</text:p>
          </table:table-cell>
          <table:table-cell/>
          <table:table-cell table:formula="of:=192/[.C34]*1000000000" office:value-type="float" office:value="1213.98603212135" calcext:value-type="float">
            <text:p>1213.98603212135</text:p>
          </table:table-cell>
          <table:table-cell table:formula="of:=192/[.B34]*1000" office:value-type="float" office:value="159.634526522225" calcext:value-type="float">
            <text:p>159.634526522225</text:p>
          </table:table-cell>
          <table:table-cell/>
          <table:table-cell table:formula="of:=[.E34]-[.B34]" office:value-type="float" office:value="11.2387055693455" calcext:value-type="float">
            <text:p>11.2387055693455</text:p>
          </table:table-cell>
          <table:table-cell table:formula="of:=[.F34]-[.C34]/1000000" office:value-type="float" office:value="1.47784685722465" calcext:value-type="float">
            <text:p>1.47784685722465</text:p>
          </table:table-cell>
        </table:table-row>
        <table:table-row table:style-name="ro1">
          <table:table-cell office:value-type="string" calcext:value-type="string">
            <text:p>1mw3s32wt</text:p>
          </table:table-cell>
          <table:table-cell office:value-type="float" office:value="1502.176317163" calcext:value-type="float">
            <text:p>1502.176317163</text:p>
          </table:table-cell>
          <table:table-cell office:value-type="float" office:value="125360499.557" calcext:value-type="float">
            <text:p>125360499.557</text:p>
          </table:table-cell>
          <table:table-cell/>
          <table:table-cell table:formula="of:=192/[.C35]*1000000000" office:value-type="float" office:value="1531.58292028583" calcext:value-type="float">
            <text:p>1531.58292028583</text:p>
          </table:table-cell>
          <table:table-cell table:formula="of:=192/[.B35]*1000" office:value-type="float" office:value="127.814556657776" calcext:value-type="float">
            <text:p>127.814556657776</text:p>
          </table:table-cell>
          <table:table-cell/>
          <table:table-cell table:formula="of:=[.E35]-[.B35]" office:value-type="float" office:value="29.4066031228256" calcext:value-type="float">
            <text:p>29.4066031228256</text:p>
          </table:table-cell>
          <table:table-cell table:formula="of:=[.F35]-[.C35]/1000000" office:value-type="float" office:value="2.45405710077631" calcext:value-type="float">
            <text:p>2.45405710077631</text:p>
          </table:table-cell>
        </table:table-row>
        <table:table-row table:style-name="ro1">
          <table:table-cell office:value-type="string" calcext:value-type="string">
            <text:p>2mws3s8wt</text:p>
          </table:table-cell>
          <table:table-cell office:value-type="float" office:value="1401.408450703" calcext:value-type="float">
            <text:p>1401.408450703</text:p>
          </table:table-cell>
          <table:table-cell office:value-type="float" office:value="136036239.5165" calcext:value-type="float">
            <text:p>136036239.5165</text:p>
          </table:table-cell>
          <table:table-cell/>
          <table:table-cell table:formula="of:=192/[.C36]*1000000000" office:value-type="float" office:value="1411.38861734495" calcext:value-type="float">
            <text:p>1411.38861734495</text:p>
          </table:table-cell>
          <table:table-cell table:formula="of:=192/[.B36]*1000" office:value-type="float" office:value="137.005025125748" calcext:value-type="float">
            <text:p>137.005025125748</text:p>
          </table:table-cell>
          <table:table-cell/>
          <table:table-cell table:formula="of:=[.E36]-[.B36]" office:value-type="float" office:value="9.98016664195461" calcext:value-type="float">
            <text:p>9.98016664195461</text:p>
          </table:table-cell>
          <table:table-cell table:formula="of:=[.F36]-[.C36]/1000000" office:value-type="float" office:value="0.968785609247959" calcext:value-type="float">
            <text:p>0.968785609247959</text:p>
          </table:table-cell>
        </table:table-row>
        <table:table-row table:style-name="ro1">
          <table:table-cell office:value-type="string" calcext:value-type="string">
            <text:p>2mws3s32wt</text:p>
          </table:table-cell>
          <table:table-cell office:value-type="float" office:value="1496.463810642" calcext:value-type="float">
            <text:p>1496.463810642</text:p>
          </table:table-cell>
          <table:table-cell office:value-type="float" office:value="127906736.12" calcext:value-type="float">
            <text:p>127906736.12</text:p>
          </table:table-cell>
          <table:table-cell/>
          <table:table-cell table:formula="of:=192/[.C37]*1000000000" office:value-type="float" office:value="1501.09373301394" calcext:value-type="float">
            <text:p>1501.09373301394</text:p>
          </table:table-cell>
          <table:table-cell table:formula="of:=192/[.B37]*1000" office:value-type="float" office:value="128.302467881017" calcext:value-type="float">
            <text:p>128.302467881017</text:p>
          </table:table-cell>
          <table:table-cell/>
          <table:table-cell table:formula="of:=[.E37]-[.B37]" office:value-type="float" office:value="4.6299223719418" calcext:value-type="float">
            <text:p>4.6299223719418</text:p>
          </table:table-cell>
          <table:table-cell table:formula="of:=[.F37]-[.C37]/1000000" office:value-type="float" office:value="0.395731761017316" calcext:value-type="float">
            <text:p>0.395731761017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3:34:32.05526290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8:35:00.432507663</meta:creation-date>
    <dc:date>2017-12-16T13:35:36.301843394</dc:date>
    <meta:editing-duration>PT10M3S</meta:editing-duration>
    <meta:editing-cycles>2</meta:editing-cycles>
    <meta:generator>LibreOffice/5.3.1.2$Linux_X86_64 LibreOffice_project/30m0$Build-2</meta:generator>
    <meta:document-statistic meta:table-count="1" meta:cell-count="190" meta:object-count="0"/>
  </office:meta>
</office:document-meta>
</file>